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39in"/>
    </style:style>
    <style:style style:name="co2" style:family="table-column">
      <style:table-column-properties fo:break-before="auto" style:column-width="4.996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134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7992in"/>
    </style:style>
    <style:style style:name="co9" style:family="table-column">
      <style:table-column-properties fo:break-before="auto" style:column-width="1.0146in"/>
    </style:style>
    <style:style style:name="co10" style:family="table-column">
      <style:table-column-properties fo:break-before="auto" style:column-width="1.0681in"/>
    </style:style>
    <style:style style:name="co11" style:family="table-column">
      <style:table-column-properties fo:break-before="auto" style:column-width="14.16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00">
      <style:table-cell-properties fo:background-color="#ffff9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ce1"/>
        <table:table-column table:style-name="co10" table:visibility="collapse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Default" office:value-type="string">
            <text:p>number</text:p>
          </table:table-cell>
          <table:table-cell office:value-type="string">
            <text:p>summary</text:p>
          </table:table-cell>
          <table:table-cell office:value-type="string">
            <text:p>milestone</text:p>
          </table:table-cell>
          <table:table-cell office:value-type="string">
            <text:p>assigned_to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  <table:table-cell office:value-type="string">
            <text:p>completed_date</text:p>
          </table:table-cell>
          <table:table-cell office:value-type="string">
            <text:p>created_on</text:p>
          </table:table-cell>
          <table:table-cell table:style-name="Default" office:value-type="string">
            <text:p>working_hours</text:p>
          </table:table-cell>
          <table:table-cell office:value-type="string">
            <text:p>invested_hours</text:p>
          </table:table-cell>
          <table:table-cell office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>
            <text:p>Arbol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Organizar y establecer casos de uso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Mon, Mar 28</text:p>
          </table:table-cell>
          <table:table-cell office:value-type="string">
            <text:p>Fri, Mar 25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4.0</text:p>
          </table:table-cell>
          <table:table-cell office:value-type="string">
            <text:p>Arranco el desarrollo del arbol B+, pensando los casos de uso, y como debe reaccionar antes los casos de overflow, underflow, split, concat, etc.</text:p>
          </table:table-cell>
          <table:table-cell table:number-columns-repeated="1013"/>
        </table:table-row>
        <table:table-row table:style-name="ro2">
          <table:table-cell office:value-type="string">
            <text:p>11</text:p>
          </table:table-cell>
          <table:table-cell office:value-type="string">
            <text:p>Interfaz de ArbolBMas. Altas en raiz/hoja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Thu, Apr 07</text:p>
          </table:table-cell>
          <table:table-cell office:value-type="string">
            <text:p>Sun, Apr 03</text:p>
          </table:table-cell>
          <table:table-cell table:style-name="Default" office:value-type="string">
            <text:p>0.0</text:p>
          </table:table-cell>
          <table:table-cell office:value-type="string">
            <text:p>17.0</text:p>
          </table:table-cell>
          <table:table-cell office:value-type="string">
            <text:p>Establecer <text:s/>la interfaz de ArbolBMas y sus interacciones con las demás clases.</text:p>
            <text:p>Implementar los casos mas sencillos de altas. </text:p>
            <text:p>Alta en la raiz/hoja.</text:p>
          </table:table-cell>
          <table:table-cell table:number-columns-repeated="1013"/>
        </table:table-row>
        <table:table-row table:style-name="ro1">
          <table:table-cell office:value-type="string">
            <text:p>13</text:p>
          </table:table-cell>
          <table:table-cell office:value-type="string">
            <text:p>SplitRaiz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Test</text:p>
          </table:table-cell>
          <table:table-cell office:value-type="string">
            <text:p>No Completado</text:p>
          </table:table-cell>
          <table:table-cell office:value-type="string">
            <text:p>Wed, Apr 06</text:p>
          </table:table-cell>
          <table:table-cell office:value-type="string">
            <text:p>10.0</text:p>
          </table:table-cell>
          <table:table-cell table:style-name="ce1" office:value-type="string">
            <text:p>7.0</text:p>
          </table:table-cell>
          <table:table-cell office:value-type="string">
            <text:p>Split de la raiz (despues vemos el split de otros nodos (interno, hoja)</text:p>
          </table:table-cell>
          <table:table-cell table:number-columns-repeated="1013"/>
        </table:table-row>
        <table:table-row table:style-name="ro1">
          <table:table-cell office:value-type="string">
            <text:p>14</text:p>
          </table:table-cell>
          <table:table-cell office:value-type="string">
            <text:p>Split Nodo Interno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06</text:p>
          </table:table-cell>
          <table:table-cell office:value-type="string">
            <text:p>10.0</text:p>
          </table:table-cell>
          <table:table-cell table:style-name="ce1" office:value-type="string">
            <text:p>4.0</text:p>
          </table:table-cell>
          <table:table-cell office:value-type="string">
            <text:p>Sucede cuando hay un overflow en un nodo interno, es deicr, un nodo que se llenó de "orientadores", el funcionamiento es mas o menos el mismo, tomar una clave, y hacerla orientador en el padre.</text:p>
          </table:table-cell>
          <table:table-cell table:number-columns-repeated="1013"/>
        </table:table-row>
        <table:table-row table:style-name="ro1">
          <table:table-cell office:value-type="string">
            <text:p>15</text:p>
          </table:table-cell>
          <table:table-cell office:value-type="string">
            <text:p>Insertar Recursivo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06</text:p>
          </table:table-cell>
          <table:table-cell table:style-name="Default" office:value-type="string">
            <text:p>20.0</text:p>
          </table:table-cell>
          <table:table-cell table:style-name="ce1" office:value-type="string">
            <text:p>3.0</text:p>
          </table:table-cell>
          <table:table-cell office:value-type="string">
            <text:p>El el metodo de inserción que va a llamar a los split correspondientes dependiendo del resultado</text:p>
          </table:table-cell>
          <table:table-cell table:number-columns-repeated="1013"/>
        </table:table-row>
        <table:table-row table:style-name="ro1">
          <table:table-cell office:value-type="string">
            <text:p>16</text:p>
          </table:table-cell>
          <table:table-cell office:value-type="string">
            <text:p>Bajas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Fri, Apr 08</text:p>
          </table:table-cell>
          <table:table-cell table:style-name="Default" office:value-type="string">
            <text:p>25.0</text:p>
          </table:table-cell>
          <table:table-cell table:style-name="ce1" office:value-type="string">
            <text:p>1.5</text:p>
          </table:table-cell>
          <table:table-cell table:number-columns-repeated="1014"/>
        </table:table-row>
        <table:table-row table:style-name="ro1">
          <table:table-cell office:value-type="string">
            <text:p>17</text:p>
          </table:table-cell>
          <table:table-cell office:value-type="string">
            <text:p>Fusionar Nodos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14</text:p>
          </table:table-cell>
          <table:table-cell office:value-type="string">
            <text:p>10.0</text:p>
          </table:table-cell>
          <table:table-cell table:style-name="ce1" office:value-type="string">
            <text:p>8.0</text:p>
          </table:table-cell>
          <table:table-cell table:number-columns-repeated="1014"/>
        </table:table-row>
        <table:table-row table:style-name="ro1">
          <table:table-cell office:value-type="string">
            <text:p>42</text:p>
          </table:table-cell>
          <table:table-cell office:value-type="string">
            <text:p>Baja Recursiva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office:value-type="string">
            <text:p>10.0</text:p>
          </table:table-cell>
          <table:table-cell table:style-name="ce1" office:value-type="string">
            <text:p>5.0</text:p>
          </table:table-cell>
          <table:table-cell table:number-columns-repeated="1014"/>
        </table:table-row>
        <table:table-row table:style-name="ro1">
          <table:table-cell office:value-type="string">
            <text:p>43</text:p>
          </table:table-cell>
          <table:table-cell office:value-type="string">
            <text:p>Arbol B+ de Identificacion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table:style-name="Default" office:value-type="string">
            <text:p>20.0</text:p>
          </table:table-cell>
          <table:table-cell table:style-name="ce1" office:value-type="string">
            <text:p>10.0</text:p>
          </table:table-cell>
          <table:table-cell table:number-columns-repeated="1014"/>
        </table:table-row>
        <table:table-row table:style-name="ro1">
          <table:table-cell office:value-type="string">
            <text:p>44</text:p>
          </table:table-cell>
          <table:table-cell office:value-type="string">
            <text:p>Arbol B+ de Identificacion - Testing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office:value-type="string">
            <text:p>10.0</text:p>
          </table:table-cell>
          <table:table-cell table:style-name="ce1" office:value-type="string">
            <text:p>8.0</text:p>
          </table:table-cell>
          <table:table-cell table:number-columns-repeated="1014"/>
        </table:table-row>
        <table:table-row table:style-name="ro1">
          <table:table-cell office:value-type="string">
            <text:p>45</text:p>
          </table:table-cell>
          <table:table-cell office:value-type="string">
            <text:p>Arbol B+ de Clasificación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table:style-name="Default" office:value-type="string">
            <text:p>15.0</text:p>
          </table:table-cell>
          <table:table-cell table:style-name="ce1" office:value-type="string">
            <text:p>5.0</text:p>
          </table:table-cell>
          <table:table-cell table:number-columns-repeated="1014"/>
        </table:table-row>
        <table:table-row table:style-name="ro1">
          <table:table-cell office:value-type="string">
            <text:p>46</text:p>
          </table:table-cell>
          <table:table-cell office:value-type="string">
            <text:p>Arbol B+ de Clasificación - Manejo de Listas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office:value-type="string">
            <text:p>10.0</text:p>
          </table:table-cell>
          <table:table-cell table:style-name="ce1" office:value-type="string">
            <text:p>3.0</text:p>
          </table:table-cell>
          <table:table-cell table:number-columns-repeated="1014"/>
        </table:table-row>
        <table:table-row table:style-name="ro1">
          <table:table-cell office:value-type="string">
            <text:p>47</text:p>
          </table:table-cell>
          <table:table-cell office:value-type="string">
            <text:p>Eliminar Nodo Recursivo - Bug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hu, Apr 21</text:p>
          </table:table-cell>
          <table:table-cell office:value-type="string">
            <text:p>10.0</text:p>
          </table:table-cell>
          <table:table-cell office:value-type="string">
            <text:p>0.0</text:p>
          </table:table-cell>
          <table:table-cell table:number-columns-repeated="1014"/>
        </table:table-row>
        <table:table-row table:style-name="ro1">
          <table:table-cell office:value-type="string">
            <text:p>51</text:p>
          </table:table-cell>
          <table:table-cell office:value-type="string">
            <text:p>Exportar Arbol B+ de Identificacion</text:p>
          </table:table-cell>
          <table:table-cell office:value-type="string">
            <text:p>Arbol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Sat, Apr 23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1014"/>
        </table:table-row>
        <table:table-row table:style-name="ro1">
          <table:table-cell office:value-type="string">
            <text:p>52</text:p>
          </table:table-cell>
          <table:table-cell office:value-type="string">
            <text:p>Exportar Arbol B+ de Clasificacion</text:p>
          </table:table-cell>
          <table:table-cell office:value-type="string">
            <text:p>Arb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Sat, Apr 23</text:p>
          </table:table-cell>
          <table:table-cell office:value-type="string">
            <text:p>3.0</text:p>
          </table:table-cell>
          <table:table-cell table:style-name="ce1" office:value-type="string">
            <text:p>3.0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Archivo de Bloques con Registros Variables</text:p>
          </table:table-cell>
          <table:table-cell table:style-name="ce2" table:number-columns-repeated="6"/>
          <table:table-cell table:style-name="ce3" table:number-columns-repeated="2"/>
          <table:table-cell table:style-name="ce2" table:number-columns-repeated="1014"/>
        </table:table-row>
        <table:table-row table:style-name="ro1">
          <table:table-cell office:value-type="string">
            <text:p>6</text:p>
          </table:table-cell>
          <table:table-cell office:value-type="string">
            <text:p>Diseñar la estructura y funcionamiento principal del arch. de bloques con RV</text:p>
          </table:table-cell>
          <table:table-cell office:value-type="string">
            <text:p>Arch. de bloques con RV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Mon, Apr 04</text:p>
          </table:table-cell>
          <table:table-cell office:value-type="string">
            <text:p>Fri, Mar 25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12.0</text:p>
          </table:table-cell>
          <table:table-cell office:value-type="string">
            <text:p>Diseñar la estructura del archivo de bloques con registros variables y su funcionamiento teniendo en cuenta lo visto en las clases relativas al módulo de Organizacion de Archivos.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" office:value-type="string">
            <text:p>Archivo de Bloques</text:p>
          </table:table-cell>
          <table:table-cell table:style-name="ce2" table:number-columns-repeated="7"/>
          <table:table-cell table:style-name="ce3"/>
          <table:table-cell table:style-name="ce2" table:number-columns-repeated="1014"/>
        </table:table-row>
        <table:table-row table:style-name="ro1">
          <table:table-cell office:value-type="string">
            <text:p>12</text:p>
          </table:table-cell>
          <table:table-cell office:value-type="string">
            <text:p>Archivo de Bloques</text:p>
          </table:table-cell>
          <table:table-cell office:value-type="string">
            <text:p>Archivo de Bloques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Mon, Apr 04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Archivo de Registros en Bloques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" office:value-type="string">
            <text:p>Archivo de control</text:p>
          </table:table-cell>
          <table:table-cell table:style-name="ce2" table:number-columns-repeated="6"/>
          <table:table-cell table:style-name="ce3"/>
          <table:table-cell table:style-name="ce2" table:number-columns-repeated="1015"/>
        </table:table-row>
        <table:table-row table:style-name="ro1">
          <table:table-cell office:value-type="string">
            <text:p>50</text:p>
          </table:table-cell>
          <table:table-cell office:value-type="string">
            <text:p>Archivo de Flags</text:p>
          </table:table-cell>
          <table:table-cell office:value-type="string">
            <text:p>Archivos de Control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Sat, Apr 23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Capa de negocio</text:p>
          </table:table-cell>
          <table:table-cell table:style-name="ce2" table:number-columns-repeated="6"/>
          <table:table-cell table:style-name="ce3"/>
          <table:table-cell table:style-name="ce2" table:number-columns-repeated="1015"/>
        </table:table-row>
        <table:table-row table:style-name="ro1">
          <table:table-cell office:value-type="string">
            <text:p>48</text:p>
          </table:table-cell>
          <table:table-cell office:value-type="string">
            <text:p>Index Wrapper</text:p>
          </table:table-cell>
          <table:table-cell office:value-type="string">
            <text:p>Capa de Negocio</text:p>
          </table:table-cell>
          <table:table-cell office:value-type="string">
            <text:p>Jonathan Perrotta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Sat, Apr 23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table:number-columns-repeated="1014"/>
        </table:table-row>
        <table:table-row table:style-name="ro1">
          <table:table-cell office:value-type="string">
            <text:p>49</text:p>
          </table:table-cell>
          <table:table-cell office:value-type="string">
            <text:p>DataBookManager</text:p>
          </table:table-cell>
          <table:table-cell office:value-type="string">
            <text:p>Capa de Negocio</text:p>
          </table:table-cell>
          <table:table-cell office:value-type="string">
            <text:p>Luciano Palmieri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Sat, Apr 23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Configuración General</text:p>
          </table:table-cell>
          <table:table-cell table:style-name="ce2" table:number-columns-repeated="6"/>
          <table:table-cell table:style-name="ce3"/>
          <table:table-cell table:style-name="ce2" table:number-columns-repeated="1015"/>
        </table:table-row>
        <table:table-row table:style-name="ro3">
          <table:table-cell office:value-type="string">
            <text:p>2</text:p>
          </table:table-cell>
          <table:table-cell office:value-type="string">
            <text:p>Parser del archivo de conf.</text:p>
          </table:table-cell>
          <table:table-cell office:value-type="string">
            <text:p>Conf. general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Wed, Apr 20</text:p>
          </table:table-cell>
          <table:table-cell office:value-type="string">
            <text:p>Fri, Mar 25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6.0</text:p>
          </table:table-cell>
          <table:table-cell office:value-type="string">
            <text:p>Parseo de los parametros del archivo de configuracion</text:p>
          </table:table-cell>
          <table:table-cell table:number-columns-repeated="1013"/>
        </table:table-row>
        <table:table-row table:style-name="ro3">
          <table:table-cell office:value-type="string">
            <text:p>7</text:p>
          </table:table-cell>
          <table:table-cell office:value-type="string">
            <text:p>Desarrollo de las clases comunes</text:p>
          </table:table-cell>
          <table:table-cell office:value-type="string">
            <text:p>Conf. general</text:p>
          </table:table-cell>
          <table:table-cell office:value-type="string">
            <text:p>Jonathan Perrotta</text:p>
          </table:table-cell>
          <table:table-cell office:value-type="string">
            <text:p>Alta (2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Mon, Mar 28</text:p>
          </table:table-cell>
          <table:table-cell table:style-name="Default" office:value-type="string">
            <text:p>30.0</text:p>
          </table:table-cell>
          <table:table-cell office:value-type="string">
            <text:p>21.0</text:p>
          </table:table-cell>
          <table:table-cell office:value-type="string">
            <text:p>Desarrollo de las clases comunes al hash, arbol, y la aplicacion toda.</text:p>
            <text:p>Esto es, registro, clave, dato, <text:s/>y calculo que a lo largo del proyecto iremos agregando aquellas que hagan falta.</text:p>
          </table:table-cell>
          <table:table-cell table:number-columns-repeated="1013"/>
        </table:table-row>
        <table:table-row table:style-name="ro1">
          <table:table-cell office:value-type="string">
            <text:p>8</text:p>
          </table:table-cell>
          <table:table-cell office:value-type="string">
            <text:p>Desarrollo del IndexWrapper</text:p>
          </table:table-cell>
          <table:table-cell office:value-type="string">
            <text:p>Conf. general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Sat, Apr 02</text:p>
          </table:table-cell>
          <table:table-cell table:style-name="Default" office:value-type="string">
            <text:p>20.0</text:p>
          </table:table-cell>
          <table:table-cell office:value-type="string">
            <text:p>0.0</text:p>
          </table:table-cell>
          <table:table-cell office:value-type="string">
            <text:p>El IndexWrapper se encarga de las altas de indices, en funcion del tipo (arbol o hash por ahora) y el nombre, es el encargado de interactuar con los indices, dar las altas, bajas, modificaciones y consultas, segun corresponda.</text:p>
          </table:table-cell>
          <table:table-cell table:number-columns-repeated="1013"/>
        </table:table-row>
        <table:table-row table:style-name="ro1">
          <table:table-cell office:value-type="string">
            <text:p>10</text:p>
          </table:table-cell>
          <table:table-cell office:value-type="string">
            <text:p>Parser y validacion de parametros de entrada</text:p>
          </table:table-cell>
          <table:table-cell office:value-type="string">
            <text:p>Conf. general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Wed, Apr 20</text:p>
          </table:table-cell>
          <table:table-cell office:value-type="string">
            <text:p>Sun, Apr 03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4.0</text:p>
          </table:table-cell>
          <table:table-cell office:value-type="string">
            <text:p>Es necesario crear las clases que realicen el parseo de los datos ingresados a la aplicación y su posterior validación.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3" office:value-type="string">
            <text:p>Hash</text:p>
          </table:table-cell>
          <table:table-cell table:style-name="ce2" table:number-columns-repeated="7"/>
          <table:table-cell table:style-name="ce3"/>
          <table:table-cell table:style-name="ce2" table:number-columns-repeated="1014"/>
        </table:table-row>
        <table:table-row table:style-name="ro1">
          <table:table-cell office:value-type="string">
            <text:p>3</text:p>
          </table:table-cell>
          <table:table-cell office:value-type="string">
            <text:p>Organizar y establecer casos de uso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Fri, Mar 25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4.0</text:p>
          </table:table-cell>
          <table:table-cell office:value-type="string">
            <text:p>Organizacion y establecimiento de lso casos de uso para comenzar a desarrollar un diseño acorde a la implementación del Hash</text:p>
          </table:table-cell>
          <table:table-cell table:number-columns-repeated="1013"/>
        </table:table-row>
        <table:table-row table:style-name="ro1">
          <table:table-cell office:value-type="string">
            <text:p>4</text:p>
          </table:table-cell>
          <table:table-cell office:value-type="string">
            <text:p>Funcion de dispersion con clave de caracteres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Fri, Mar 25</text:p>
          </table:table-cell>
          <table:table-cell office:value-type="string">
            <text:p>10.0</text:p>
          </table:table-cell>
          <table:table-cell office:value-type="string">
            <text:p>0.0</text:p>
          </table:table-cell>
          <table:table-cell office:value-type="string">
            <text:p>Investigar e implementar la función de hashing para claves alfabeticas.</text:p>
          </table:table-cell>
          <table:table-cell table:number-columns-repeated="1013"/>
        </table:table-row>
        <table:table-row table:style-name="ro4">
          <table:table-cell office:value-type="string">
            <text:p>9</text:p>
          </table:table-cell>
          <table:table-cell office:value-type="string">
            <text:p>Implementacion Hash, version 1.0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Sun, Apr 03</text:p>
          </table:table-cell>
          <table:table-cell office:value-type="string">
            <text:p>10.0</text:p>
          </table:table-cell>
          <table:table-cell table:style-name="ce1" office:value-type="string">
            <text:p>10.0</text:p>
          </table:table-cell>
          <table:table-cell office:value-type="string">
            <text:p>Implementacion de un hash, con las funcionalidades basicas del mismo.</text:p>
            <text:p>Disenio de las primitivas necesarias</text:p>
          </table:table-cell>
          <table:table-cell table:number-columns-repeated="1013"/>
        </table:table-row>
        <table:table-row table:style-name="ro1">
          <table:table-cell office:value-type="string">
            <text:p>18</text:p>
          </table:table-cell>
          <table:table-cell office:value-type="string">
            <text:p>Manejo de bloques libres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Implementación del archivo de control que permitirá obtener información acerca de los bloques que se liberen para reutilizarse. </text:p>
          </table:table-cell>
          <table:table-cell table:number-columns-repeated="1013"/>
        </table:table-row>
        <table:table-row table:style-name="ro1">
          <table:table-cell office:value-type="string">
            <text:p>19</text:p>
          </table:table-cell>
          <table:table-cell office:value-type="string">
            <text:p>Resolucion Overflow en Buckets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on de la logica necesaria al superarse la capacidad establecida en un bucket.</text:p>
          </table:table-cell>
          <table:table-cell table:number-columns-repeated="1013"/>
        </table:table-row>
        <table:table-row table:style-name="ro1">
          <table:table-cell office:value-type="string">
            <text:p>20</text:p>
          </table:table-cell>
          <table:table-cell office:value-type="string">
            <text:p>Casos de reestructuracion de tabla hash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Análisis e implementación de reestructuración en la tabla hash</text:p>
          </table:table-cell>
          <table:table-cell table:number-columns-repeated="1013"/>
        </table:table-row>
        <table:table-row table:style-name="ro1">
          <table:table-cell office:value-type="string">
            <text:p>21</text:p>
          </table:table-cell>
          <table:table-cell office:value-type="string">
            <text:p>Hash Seleccion - Insercion clave - valor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ón de la función que permite insertar un nuevo registro en el hash de seleccion</text:p>
          </table:table-cell>
          <table:table-cell table:number-columns-repeated="1013"/>
        </table:table-row>
        <table:table-row table:style-name="ro1">
          <table:table-cell office:value-type="string">
            <text:p>23</text:p>
          </table:table-cell>
          <table:table-cell office:value-type="string">
            <text:p>Hash Seleccion - Borrado clave-valor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on de la funcion que permite eliminar un registro en el Hash de Seleccion</text:p>
          </table:table-cell>
          <table:table-cell table:number-columns-repeated="1013"/>
        </table:table-row>
        <table:table-row table:style-name="ro1">
          <table:table-cell office:value-type="string">
            <text:p>24</text:p>
          </table:table-cell>
          <table:table-cell office:value-type="string">
            <text:p>Hash Seleccion - Impresion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office:value-type="string">
            <text:p>Implementación del método que permite visualizar los datos contenidos en las estructuras que soportan el Hash de Selección.</text:p>
          </table:table-cell>
          <table:table-cell table:number-columns-repeated="1013"/>
        </table:table-row>
        <table:table-row table:style-name="ro1">
          <table:table-cell office:value-type="string">
            <text:p>25</text:p>
          </table:table-cell>
          <table:table-cell office:value-type="string">
            <text:p>Hash Seleccion - Testing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Tue, Apr 19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office:value-type="string">
            <text:p>Testeo de la implementacion del Hash de Seleccion.</text:p>
          </table:table-cell>
          <table:table-cell table:number-columns-repeated="1013"/>
        </table:table-row>
        <table:table-row table:style-name="ro1">
          <table:table-cell office:value-type="string">
            <text:p>26</text:p>
          </table:table-cell>
          <table:table-cell office:value-type="string">
            <text:p>Hash Clasificacion - Manejo de listas invertidas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Implementación de las listas invertidas para el Hash de Clasificación.</text:p>
          </table:table-cell>
          <table:table-cell table:number-columns-repeated="1013"/>
        </table:table-row>
        <table:table-row table:style-name="ro1">
          <table:table-cell office:value-type="string">
            <text:p>27</text:p>
          </table:table-cell>
          <table:table-cell office:value-type="string">
            <text:p>Hash Clasificacion - Insercion clave - valor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ón del método que permite grabar un registro del Hash de Clasificación.</text:p>
          </table:table-cell>
          <table:table-cell table:number-columns-repeated="1013"/>
        </table:table-row>
        <table:table-row table:style-name="ro1">
          <table:table-cell office:value-type="string">
            <text:p>28</text:p>
          </table:table-cell>
          <table:table-cell office:value-type="string">
            <text:p>Hash Clasificacion - Borrado clave-valor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Implementación del método que permite eliminar un registro en el Hash de clasificación.</text:p>
          </table:table-cell>
          <table:table-cell table:number-columns-repeated="1013"/>
        </table:table-row>
        <table:table-row table:style-name="ro1">
          <table:table-cell office:value-type="string">
            <text:p>29</text:p>
          </table:table-cell>
          <table:table-cell office:value-type="string">
            <text:p>Hash Clasificacion - Impresion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office:value-type="string">
            <text:p>Implementación del la función que permite visualizar las estructuras que pertenecen al Hash de Clasificación.</text:p>
          </table:table-cell>
          <table:table-cell table:number-columns-repeated="1013"/>
        </table:table-row>
        <table:table-row table:style-name="ro1">
          <table:table-cell office:value-type="string">
            <text:p>30</text:p>
          </table:table-cell>
          <table:table-cell office:value-type="string">
            <text:p>Hash Clasificacion - Testing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3.0</text:p>
          </table:table-cell>
          <table:table-cell office:value-type="string">
            <text:p>0.0</text:p>
          </table:table-cell>
          <table:table-cell office:value-type="string">
            <text:p>Testeo del Hash de Clasificación.</text:p>
          </table:table-cell>
          <table:table-cell table:number-columns-repeated="1013"/>
        </table:table-row>
        <table:table-row table:style-name="ro1">
          <table:table-cell office:value-type="string">
            <text:p>31</text:p>
          </table:table-cell>
          <table:table-cell office:value-type="string">
            <text:p>HashTable - Persistencia de la Tabla Hash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Implementacion de la funcionalidad que permite persistir en disco la tabla hash.</text:p>
          </table:table-cell>
          <table:table-cell table:number-columns-repeated="1013"/>
        </table:table-row>
        <table:table-row table:style-name="ro1">
          <table:table-cell office:value-type="string">
            <text:p>32</text:p>
          </table:table-cell>
          <table:table-cell office:value-type="string">
            <text:p>HashTable - Carga de Tabla Hash en memoria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Recuperacion de la tabla hash desde disco y carga en memoria.</text:p>
          </table:table-cell>
          <table:table-cell table:number-columns-repeated="1013"/>
        </table:table-row>
        <table:table-row table:style-name="ro1">
          <table:table-cell office:value-type="string">
            <text:p>33</text:p>
          </table:table-cell>
          <table:table-cell office:value-type="string">
            <text:p>HashTable - Duplicado de Tabla Hash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on de la logica que duplica el tamaño de la tabla de hash.</text:p>
          </table:table-cell>
          <table:table-cell table:number-columns-repeated="1013"/>
        </table:table-row>
        <table:table-row table:style-name="ro1">
          <table:table-cell office:value-type="string">
            <text:p>34</text:p>
          </table:table-cell>
          <table:table-cell office:value-type="string">
            <text:p>HashTable - Truncado de Tabla Hash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6.0</text:p>
          </table:table-cell>
          <table:table-cell office:value-type="string">
            <text:p>0.0</text:p>
          </table:table-cell>
          <table:table-cell office:value-type="string">
            <text:p>Implementación de la lógica que permite truncar la tabla hash.</text:p>
          </table:table-cell>
          <table:table-cell table:number-columns-repeated="1013"/>
        </table:table-row>
        <table:table-row table:style-name="ro1">
          <table:table-cell office:value-type="string">
            <text:p>35</text:p>
          </table:table-cell>
          <table:table-cell office:value-type="string">
            <text:p>Buckets - Insercion de registro en bucket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Implementación de la lógica para insertar registro en un bucket.</text:p>
          </table:table-cell>
          <table:table-cell table:number-columns-repeated="1013"/>
        </table:table-row>
        <table:table-row table:style-name="ro1">
          <table:table-cell office:value-type="string">
            <text:p>36</text:p>
          </table:table-cell>
          <table:table-cell office:value-type="string">
            <text:p>Buckets - Borrado de Registro en bucket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Implementacion del borrado de un registro en un bucket.</text:p>
          </table:table-cell>
          <table:table-cell table:number-columns-repeated="1013"/>
        </table:table-row>
        <table:table-row table:style-name="ro1">
          <table:table-cell office:value-type="string">
            <text:p>37</text:p>
          </table:table-cell>
          <table:table-cell office:value-type="string">
            <text:p>Buckets - Persistencia de Buckets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Implementacion de la logica necesaria para permitir persistir los bucket en disco.</text:p>
          </table:table-cell>
          <table:table-cell table:number-columns-repeated="1013"/>
        </table:table-row>
        <table:table-row table:style-name="ro1">
          <table:table-cell office:value-type="string">
            <text:p>38</text:p>
          </table:table-cell>
          <table:table-cell office:value-type="string">
            <text:p>Buckets - Carga Buckets en memoria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Implementacion de la lógica necesaria para obtener los datos de un bucket persistido en disco.</text:p>
          </table:table-cell>
          <table:table-cell table:number-columns-repeated="1013"/>
        </table:table-row>
        <table:table-row table:style-name="ro1">
          <table:table-cell office:value-type="string">
            <text:p>39</text:p>
          </table:table-cell>
          <table:table-cell office:value-type="string">
            <text:p>Bug - Al levantar la tabla hash persistida, no se levantan todas las referencias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Revision y correccion de la carga en memoria de la tabla hash persistida en disco</text:p>
          </table:table-cell>
          <table:table-cell table:number-columns-repeated="1013"/>
        </table:table-row>
        <table:table-row table:style-name="ro1">
          <table:table-cell office:value-type="string">
            <text:p>40</text:p>
          </table:table-cell>
          <table:table-cell office:value-type="string">
            <text:p>Bug - Al truncar la tabla, se pierde la ultima referencia de la tabla hash</text:p>
          </table:table-cell>
          <table:table-cell office:value-type="string">
            <text:p>Hash</text:p>
          </table:table-cell>
          <table:table-cell office:value-type="string">
            <text:p>Pablo Oddo</text:p>
          </table:table-cell>
          <table:table-cell office:value-type="string">
            <text:p>Normal (3)</text:p>
          </table:table-cell>
          <table:table-cell office:value-type="string">
            <text:p>New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Revisión y corrección del método que realiza el truncamiento de la tabla hash.</text:p>
          </table:table-cell>
          <table:table-cell table:number-columns-repeated="1013"/>
        </table:table-row>
        <table:table-row table:style-name="ro1">
          <table:table-cell office:value-type="string">
            <text:p>41</text:p>
          </table:table-cell>
          <table:table-cell office:value-type="string">
            <text:p>Bug - Al imprimir bloques libres, se rompe el archivo de salida.</text:p>
          </table:table-cell>
          <table:table-cell office:value-type="string">
            <text:p>Hash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Accepted</text:p>
          </table:table-cell>
          <table:table-cell office:value-type="string">
            <text:p>No Completado</text:p>
          </table:table-cell>
          <table:table-cell office:value-type="string">
            <text:p>Wed, Apr 20</text:p>
          </table:table-cell>
          <table:table-cell office:value-type="string">
            <text:p>2.0</text:p>
          </table:table-cell>
          <table:table-cell office:value-type="string">
            <text:p>0.0</text:p>
          </table:table-cell>
          <table:table-cell office:value-type="string">
            <text:p>Revision y correccion del metodo que permite visualizar la estructura del hash de selecci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3" office:value-type="string">
            <text:p>Parser principal</text:p>
          </table:table-cell>
          <table:table-cell table:style-name="ce2" table:number-columns-repeated="6"/>
          <table:table-cell table:style-name="ce3"/>
          <table:table-cell table:style-name="ce2" table:number-columns-repeated="1015"/>
        </table:table-row>
        <table:table-row table:style-name="ro1">
          <table:table-cell office:value-type="string">
            <text:p>5</text:p>
          </table:table-cell>
          <table:table-cell office:value-type="string">
            <text:p>Diseñar la estructura y funcionamiento principal del parser de libros</text:p>
          </table:table-cell>
          <table:table-cell office:value-type="string">
            <text:p>Parser principal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office:value-type="string">
            <text:p>Sun, Apr 24</text:p>
          </table:table-cell>
          <table:table-cell office:value-type="string">
            <text:p>Fri, Mar 25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6.0</text:p>
          </table:table-cell>
          <table:table-cell table:number-columns-repeated="1014"/>
        </table:table-row>
        <table:table-row table:style-name="ro1">
          <table:table-cell office:value-type="string">
            <text:p>53</text:p>
          </table:table-cell>
          <table:table-cell office:value-type="string">
            <text:p>Bug - Al procesar el texto del libro, la aplicacion queda "colgada"</text:p>
          </table:table-cell>
          <table:table-cell office:value-type="string">
            <text:p>Parser principal</text:p>
          </table:table-cell>
          <table:table-cell office:value-type="string">
            <text:p>Francisco Rago</text:p>
          </table:table-cell>
          <table:table-cell office:value-type="string">
            <text:p>Normal (3)</text:p>
          </table:table-cell>
          <table:table-cell office:value-type="string">
            <text:p>Fixed</text:p>
          </table:table-cell>
          <table:table-cell table:number-columns-repeated="2" office:value-type="string">
            <text:p>Sun, Apr 24</text:p>
          </table:table-cell>
          <table:table-cell table:style-name="Default" office:value-type="string">
            <text:p>0.0</text:p>
          </table:table-cell>
          <table:table-cell table:style-name="ce1" office:value-type="string">
            <text:p>3.0</text:p>
          </table:table-cell>
          <table:table-cell office:value-type="string">
            <text:p>Se produce un problema al parsear el texto: Alejando Pérez Visa - La saga de Darren Shan 01 - El Tenebroso Cirque du Freak.txt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Front Coding</text:p>
          </table:table-cell>
          <table:table-cell table:style-name="ce2" table:number-columns-repeated="1022"/>
        </table:table-row>
        <table:table-row table:style-name="ro1">
          <table:table-cell table:style-name="Default"/>
          <table:table-cell office:value-type="string">
            <text:p>Establecer casos de uso</text:p>
          </table:table-cell>
          <table:table-cell office:value-type="string">
            <text:p>Front Coding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Generar clase que encapsule el front coding e incluir codificacion en nodos hoja</text:p>
          </table:table-cell>
          <table:table-cell office:value-type="string">
            <text:p>Front Coding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Testing Arbol de clasificación con Front Coding</text:p>
          </table:table-cell>
          <table:table-cell office:value-type="string">
            <text:p>Front Coding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Documentación</text:p>
          </table:table-cell>
          <table:table-cell table:style-name="ce2" table:number-columns-repeated="1022"/>
        </table:table-row>
        <table:table-row table:style-name="ro1">
          <table:table-cell table:style-name="Default"/>
          <table:table-cell office:value-type="string">
            <text:p>Diagramas de Clases</text:p>
          </table:table-cell>
          <table:table-cell office:value-type="string">
            <text:p>UML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Diagramas de Secuencias</text:p>
          </table:table-cell>
          <table:table-cell office:value-type="string">
            <text:p>UML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Manual de Usuario</text:p>
          </table:table-cell>
          <table:table-cell office:value-type="string">
            <text:p>Manual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Planificación y asignacion de tareas</text:p>
          </table:table-cell>
          <table:table-cell office:value-type="string">
            <text:p>Planificacion</text:p>
          </table:table-cell>
          <table:table-cell office:value-type="string">
            <text:p>Facundo Giménez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Fisica – Organización</text:p>
          </table:table-cell>
          <table:table-cell office:value-type="string">
            <text:p>Fisica</text:p>
          </table:table-cell>
          <table:table-cell office:value-type="string">
            <text:p>Luciano Palmieri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Información Administrativa</text:p>
          </table:table-cell>
          <table:table-cell office:value-type="string">
            <text:p>Admin</text:p>
          </table:table-cell>
          <table:table-cell office:value-type="string">
            <text:p>Luciano Palmieri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Indices – Búsqueda</text:p>
          </table:table-cell>
          <table:table-cell office:value-type="string">
            <text:p>Indices</text:p>
          </table:table-cell>
          <table:table-cell office:value-type="string">
            <text:p>Pablo Oddo / Francisco Rago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 office:value-type="string">
            <text:p>Hash</text:p>
          </table:table-cell>
          <table:table-cell office:value-type="string">
            <text:p>Pablo Oddo / Francisco Rago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2" office:value-type="string">
            <text:p>Buckets</text:p>
          </table:table-cell>
          <table:table-cell office:value-type="string">
            <text:p>Pablo Oddo / Francisco Rago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>
            <text:p>Arbol B+ - Sequence Set – Index Set</text:p>
          </table:table-cell>
          <table:table-cell office:value-type="string">
            <text:p>Arbol</text:p>
          </table:table-cell>
          <table:table-cell office:value-type="string">
            <text:p>Facundo Giménez / Jonathan Perrotta / Luciano Palmieri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21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7T21:32:17</dc:date>
    <dc:creator>Symeon </dc:creator>
    <meta:generator>OpenOffice.org/3.2$Linux OpenOffice.org_project/320m12$Build-9483</meta:generator>
    <meta:editing-duration>PT00H26M27S</meta:editing-duration>
    <meta:editing-cycles>3</meta:editing-cycles>
    <meta:document-statistic meta:table-count="1" meta:cell-count="618" meta:object-count="0"/>
  </office:meta>
</office:document-meta>
</file>